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Factory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Factory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Padrão Builder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Padrão Builder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teface Fluente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Inteface Fluente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tudar Injeção de Dependencia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<text:s/>Injeção de Dependencia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leitura feita sobre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r código com aplicando os novos conhecimento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Pesquisar sobre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orrigir Excessoes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Criar testes para o DAO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/>
        </table:table-row>
        <table:table-row table:style-name="ro2" table:number-rows-repeated="104855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4">
            <text:p>4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4">
            <text:p>4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/>
          <table:table-cell office:value-type="string">
            <text:p>Pesquisar sobre o DAO</text:p>
          </table:table-cell>
          <table:table-cell/>
        </table:table-row>
        <table:table-row table:style-name="ro2">
          <table:table-cell office:value-type="string">
            <text:p>Corrigir Excessoes</text:p>
          </table:table-cell>
          <table:table-cell table:number-columns-repeated="2"/>
        </table:table-row>
        <table:table-row table:style-name="ro2">
          <table:table-cell office:value-type="string">
            <text:p>Criar testes para o DAO</text:p>
          </table:table-cell>
          <table:table-cell table:number-columns-repeated="2"/>
        </table:table-row>
        <table:table-row table:style-name="ro2">
          <table:table-cell office:value-type="string">
            <text:p>Criar um DAO</text:p>
          </table:table-cell>
          <table:table-cell table:number-columns-repeated="2"/>
        </table:table-row>
        <table:table-row table:style-name="ro2">
          <table:table-cell office:value-type="string">
            <text:p>Fazer Leitura de parte do livro “Refatoração”</text:p>
          </table:table-cell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 office:value-type="string">
            <text:p>Refatorar código</text:p>
          </table:table-cell>
          <table:table-cell table:style-name="ce2"/>
          <table:table-cell/>
        </table:table-row>
        <table:table-row table:style-name="ro2">
          <table:table-cell table:number-columns-repeated="2"/>
          <table:table-cell office:value-type="string">
            <text:p>Estudar X Stream</text:p>
          </table:table-cell>
        </table:table-row>
        <table:table-row table:style-name="ro2">
          <table:table-cell table:number-columns-repeated="2"/>
          <table:table-cell office:value-type="string">
            <text:p>Desenvolver Leitor de XML</text:p>
          </table:table-cell>
        </table:table-row>
        <table:table-row table:style-name="ro2">
          <table:table-cell table:number-columns-repeated="2"/>
          <table:table-cell office:value-type="string">
            <text:p>Desenvolver Mascara de Campo para XML</text:p>
          </table:table-cell>
        </table:table-row>
        <table:table-row table:style-name="ro2">
          <table:table-cell/>
          <table:table-cell office:value-type="string">
            <text:p>Desenvolver Mascara de Registro para XML</text:p>
          </table:table-cell>
          <table:table-cell/>
        </table:table-row>
      </table:table>
      <table:table table:name="Trabalho acumulado" table:style-name="ta1" table:print="false">
        <table:table-column table:style-name="co3" table:default-cell-style-name="ce10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Default"/>
        <table:table-column table:style-name="co4" table:default-cell-style-name="Default"/>
        <table:table-row table:style-name="ro3">
          <table:table-cell table:style-name="ce4" office:value-type="string">
            <text:p>Data</text:p>
          </table:table-cell>
          <table:table-cell table:style-name="ce11" office:value-type="string">
            <text:p>Concluido</text:p>
          </table:table-cell>
          <table:table-cell table:style-name="ce11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5" office:value-type="date" office:date-value="2011-07-08">
            <text:p>08/07/11</text:p>
          </table:table-cell>
          <table:table-cell table:number-columns-repeated="2" table:style-name="ce12" office:value-type="float" office:value="0">
            <text:p>0</text:p>
          </table:table-cell>
          <table:table-cell office:value-type="float" office:value="49">
            <text:p>49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5" office:value-type="date" office:date-value="2011-07-09">
            <text:p>09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5" office:value-type="date" office:date-value="2011-07-10">
            <text:p>10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5" office:value-type="date" office:date-value="2011-07-11">
            <text:p>11/07/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5" office:value-type="date" office:date-value="2011-07-12">
            <text:p>12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5" office:value-type="date" office:date-value="2011-07-13">
            <text:p>13/07/1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5" office:value-type="date" office:date-value="2011-07-14">
            <text:p>14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5" office:value-type="date" office:date-value="2011-07-15">
            <text:p>15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5" office:value-type="date" office:date-value="2011-07-16">
            <text:p>16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5" office:value-type="date" office:date-value="2011-07-17">
            <text:p>17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5" office:value-type="date" office:date-value="2011-07-18">
            <text:p>18/07/11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5" office:value-type="date" office:date-value="2011-07-19">
            <text:p>1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5" office:value-type="date" office:date-value="2011-07-20">
            <text:p>2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5" office:value-type="date" office:date-value="2011-07-21">
            <text:p>2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5" office:value-type="date" office:date-value="2011-07-22">
            <text:p>22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5" office:value-type="date" office:date-value="2011-07-23">
            <text:p>23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5" office:value-type="date" office:date-value="2011-07-24">
            <text:p>24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5" office:value-type="date" office:date-value="2011-07-25">
            <text:p>25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5" office:value-type="date" office:date-value="2011-07-26">
            <text:p>26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5" office:value-type="date" office:date-value="2011-07-27">
            <text:p>27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5" office:value-type="date" office:date-value="2011-07-28">
            <text:p>28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5" office:value-type="date" office:date-value="2011-07-29">
            <text:p>29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5" office:value-type="date" office:date-value="2011-07-30">
            <text:p>30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5" office:value-type="date" office:date-value="2011-07-31">
            <text:p>31/07/11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6" office:value-type="date" office:date-value="2011-08-01">
            <text:p>01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formula="of:=[.D2]" office:value-type="float" office:value="49">
            <text:p>49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6" office:value-type="date" office:date-value="2011-08-02">
            <text:p>02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6" office:value-type="date" office:date-value="2011-08-03">
            <text:p>03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6" office:value-type="date" office:date-value="2011-08-04">
            <text:p>04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6" office:value-type="date" office:date-value="2011-08-05">
            <text:p>05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6" office:value-type="date" office:date-value="2011-08-06">
            <text:p>06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6" office:value-type="date" office:date-value="2011-08-07">
            <text:p>07/08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6" office:value-type="date" office:date-value="2011-08-08">
            <text:p>08/08/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6" office:value-type="date" office:date-value="2011-08-09">
            <text:p>09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6" office:value-type="date" office:date-value="2011-08-10">
            <text:p>10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6" office:value-type="date" office:date-value="2011-08-11">
            <text:p>11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6" office:value-type="date" office:date-value="2011-08-12">
            <text:p>12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6" office:value-type="date" office:date-value="2011-08-13">
            <text:p>13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6" office:value-type="date" office:date-value="2011-08-14">
            <text:p>14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6" office:value-type="date" office:date-value="2011-08-15">
            <text:p>15/08/11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6" office:value-type="date" office:date-value="2011-08-16">
            <text:p>16/08/11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6" office:value-type="date" office:date-value="2011-08-17">
            <text:p>17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6" office:value-type="date" office:date-value="2011-08-18">
            <text:p>18/08/11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6" office:value-type="date" office:date-value="2011-08-19">
            <text:p>19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6" office:value-type="date" office:date-value="2011-08-20">
            <text:p>20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6" office:value-type="date" office:date-value="2011-08-21">
            <text:p>21/08/11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6" office:value-type="date" office:date-value="2011-08-22">
            <text:p>22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6" office:value-type="date" office:date-value="2011-08-23">
            <text:p>23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6" office:value-type="date" office:date-value="2011-08-24">
            <text:p>24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6" office:value-type="date" office:date-value="2011-08-25">
            <text:p>25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6" office:value-type="date" office:date-value="2011-08-26">
            <text:p>26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6" office:value-type="date" office:date-value="2011-08-27">
            <text:p>27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6" office:value-type="date" office:date-value="2011-08-28">
            <text:p>28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6" office:value-type="date" office:date-value="2011-08-29">
            <text:p>29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6" office:value-type="date" office:date-value="2011-08-30">
            <text:p>30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6" office:value-type="date" office:date-value="2011-08-31">
            <text:p>31/08/11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7" office:value-type="date" office:date-value="2011-09-01">
            <text:p>01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formula="of:=[.D2]" office:value-type="float" office:value="49">
            <text:p>49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7" office:value-type="date" office:date-value="2011-09-02">
            <text:p>02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7" office:value-type="date" office:date-value="2011-09-03">
            <text:p>03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7" office:value-type="date" office:date-value="2011-09-04">
            <text:p>04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7" office:value-type="date" office:date-value="2011-09-05">
            <text:p>05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7" office:value-type="date" office:date-value="2011-09-06">
            <text:p>06/09/11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7" office:value-type="date" office:date-value="2011-09-07">
            <text:p>07/09/11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7" office:value-type="date" office:date-value="2011-09-08">
            <text:p>08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7" office:value-type="date" office:date-value="2011-09-09">
            <text:p>09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7" office:value-type="date" office:date-value="2011-09-10">
            <text:p>10/09/1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7" office:value-type="date" office:date-value="2011-09-11">
            <text:p>11/09/11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7" office:value-type="date" office:date-value="2011-09-12">
            <text:p>12/09/11</text:p>
          </table:table-cell>
          <table:table-cell table:style-name="ce14" table:number-columns-repeated="2"/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7" office:value-type="date" office:date-value="2011-09-13">
            <text:p>13/09/11</text:p>
          </table:table-cell>
          <table:table-cell table:style-name="ce14" table:number-columns-repeated="2"/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7" office:value-type="date" office:date-value="2011-09-14">
            <text:p>14/09/11</text:p>
          </table:table-cell>
          <table:table-cell table:style-name="ce14" table:number-columns-repeated="2"/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7" office:value-type="date" office:date-value="2011-09-15">
            <text:p>15/09/11</text:p>
          </table:table-cell>
          <table:table-cell table:style-name="ce14" table:number-columns-repeated="2"/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7" office:value-type="date" office:date-value="2011-09-16">
            <text:p>16/09/11</text:p>
          </table:table-cell>
          <table:table-cell table:style-name="ce14" table:number-columns-repeated="2"/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7" office:value-type="date" office:date-value="2011-09-17">
            <text:p>17/09/11</text:p>
          </table:table-cell>
          <table:table-cell table:style-name="ce14" table:number-columns-repeated="2"/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7" office:value-type="date" office:date-value="2011-09-18">
            <text:p>18/09/11</text:p>
          </table:table-cell>
          <table:table-cell table:style-name="ce14" table:number-columns-repeated="2"/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7" office:value-type="date" office:date-value="2011-09-19">
            <text:p>19/09/11</text:p>
          </table:table-cell>
          <table:table-cell table:style-name="ce14" table:number-columns-repeated="2"/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7" office:value-type="date" office:date-value="2011-09-20">
            <text:p>20/09/11</text:p>
          </table:table-cell>
          <table:table-cell table:style-name="ce14" table:number-columns-repeated="2"/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7" office:value-type="date" office:date-value="2011-09-21">
            <text:p>21/09/11</text:p>
          </table:table-cell>
          <table:table-cell table:style-name="ce14" table:number-columns-repeated="2"/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7" office:value-type="date" office:date-value="2011-09-22">
            <text:p>22/09/11</text:p>
          </table:table-cell>
          <table:table-cell table:style-name="ce14" table:number-columns-repeated="2"/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7" office:value-type="date" office:date-value="2011-09-23">
            <text:p>23/09/11</text:p>
          </table:table-cell>
          <table:table-cell table:style-name="ce14" table:number-columns-repeated="2"/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7" office:value-type="date" office:date-value="2011-09-24">
            <text:p>24/09/11</text:p>
          </table:table-cell>
          <table:table-cell table:style-name="ce14" table:number-columns-repeated="2"/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7" office:value-type="date" office:date-value="2011-09-25">
            <text:p>25/09/11</text:p>
          </table:table-cell>
          <table:table-cell table:style-name="ce14" table:number-columns-repeated="2"/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7" office:value-type="date" office:date-value="2011-09-26">
            <text:p>26/09/11</text:p>
          </table:table-cell>
          <table:table-cell table:style-name="ce14" table:number-columns-repeated="2"/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7" office:value-type="date" office:date-value="2011-09-27">
            <text:p>27/09/11</text:p>
          </table:table-cell>
          <table:table-cell table:style-name="ce14" table:number-columns-repeated="2"/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7" office:value-type="date" office:date-value="2011-09-28">
            <text:p>28/09/11</text:p>
          </table:table-cell>
          <table:table-cell table:style-name="ce14" table:number-columns-repeated="2"/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7" office:value-type="date" office:date-value="2011-09-29">
            <text:p>29/09/11</text:p>
          </table:table-cell>
          <table:table-cell table:style-name="ce14" table:number-columns-repeated="2"/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7" office:value-type="date" office:date-value="2011-09-30">
            <text:p>30/09/11</text:p>
          </table:table-cell>
          <table:table-cell table:style-name="ce14" table:number-columns-repeated="2"/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8" office:value-type="date" office:date-value="2011-10-01">
            <text:p>01/10/11</text:p>
          </table:table-cell>
          <table:table-cell table:style-name="ce15" table:number-columns-repeated="2"/>
          <table:table-cell table:formula="of:=[.D2]" office:value-type="float" office:value="49">
            <text:p>49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8" office:value-type="date" office:date-value="2011-10-02">
            <text:p>02/10/11</text:p>
          </table:table-cell>
          <table:table-cell table:style-name="ce15" table:number-columns-repeated="2"/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8" office:value-type="date" office:date-value="2011-10-03">
            <text:p>03/10/11</text:p>
          </table:table-cell>
          <table:table-cell table:style-name="ce15" table:number-columns-repeated="2"/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8" office:value-type="date" office:date-value="2011-10-04">
            <text:p>04/10/11</text:p>
          </table:table-cell>
          <table:table-cell table:style-name="ce15" table:number-columns-repeated="2"/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8" office:value-type="date" office:date-value="2011-10-05">
            <text:p>05/10/11</text:p>
          </table:table-cell>
          <table:table-cell table:style-name="ce15" table:number-columns-repeated="2"/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8" office:value-type="date" office:date-value="2011-10-06">
            <text:p>06/10/11</text:p>
          </table:table-cell>
          <table:table-cell table:style-name="ce15" table:number-columns-repeated="2"/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8" office:value-type="date" office:date-value="2011-10-07">
            <text:p>07/10/11</text:p>
          </table:table-cell>
          <table:table-cell table:style-name="ce15" table:number-columns-repeated="2"/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8" office:value-type="date" office:date-value="2011-10-08">
            <text:p>08/10/11</text:p>
          </table:table-cell>
          <table:table-cell table:style-name="ce15" table:number-columns-repeated="2"/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8" office:value-type="date" office:date-value="2011-10-09">
            <text:p>09/10/11</text:p>
          </table:table-cell>
          <table:table-cell table:style-name="ce15" table:number-columns-repeated="2"/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8" office:value-type="date" office:date-value="2011-10-10">
            <text:p>10/10/11</text:p>
          </table:table-cell>
          <table:table-cell table:style-name="ce15" table:number-columns-repeated="2"/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8" office:value-type="date" office:date-value="2011-10-11">
            <text:p>11/10/11</text:p>
          </table:table-cell>
          <table:table-cell table:style-name="ce15" table:number-columns-repeated="2"/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8" office:value-type="date" office:date-value="2011-10-12">
            <text:p>12/10/11</text:p>
          </table:table-cell>
          <table:table-cell table:style-name="ce15" table:number-columns-repeated="2"/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8" office:value-type="date" office:date-value="2011-10-13">
            <text:p>13/10/11</text:p>
          </table:table-cell>
          <table:table-cell table:style-name="ce15" table:number-columns-repeated="2"/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8" office:value-type="date" office:date-value="2011-10-14">
            <text:p>14/10/11</text:p>
          </table:table-cell>
          <table:table-cell table:style-name="ce15" table:number-columns-repeated="2"/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8" office:value-type="date" office:date-value="2011-10-15">
            <text:p>15/10/11</text:p>
          </table:table-cell>
          <table:table-cell table:style-name="ce15" table:number-columns-repeated="2"/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8" office:value-type="date" office:date-value="2011-10-16">
            <text:p>16/10/11</text:p>
          </table:table-cell>
          <table:table-cell table:style-name="ce15" table:number-columns-repeated="2"/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8" office:value-type="date" office:date-value="2011-10-17">
            <text:p>17/10/11</text:p>
          </table:table-cell>
          <table:table-cell table:style-name="ce15" table:number-columns-repeated="2"/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8" office:value-type="date" office:date-value="2011-10-18">
            <text:p>18/10/11</text:p>
          </table:table-cell>
          <table:table-cell table:style-name="ce15" table:number-columns-repeated="2"/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8" office:value-type="date" office:date-value="2011-10-19">
            <text:p>19/10/11</text:p>
          </table:table-cell>
          <table:table-cell table:style-name="ce15" table:number-columns-repeated="2"/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8" office:value-type="date" office:date-value="2011-10-20">
            <text:p>20/10/11</text:p>
          </table:table-cell>
          <table:table-cell table:style-name="ce15" table:number-columns-repeated="2"/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8" office:value-type="date" office:date-value="2011-10-21">
            <text:p>21/10/11</text:p>
          </table:table-cell>
          <table:table-cell table:style-name="ce15" table:number-columns-repeated="2"/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8" office:value-type="date" office:date-value="2011-10-22">
            <text:p>22/10/11</text:p>
          </table:table-cell>
          <table:table-cell table:style-name="ce15" table:number-columns-repeated="2"/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8" office:value-type="date" office:date-value="2011-10-23">
            <text:p>23/10/11</text:p>
          </table:table-cell>
          <table:table-cell table:style-name="ce15" table:number-columns-repeated="2"/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8" office:value-type="date" office:date-value="2011-10-24">
            <text:p>24/10/11</text:p>
          </table:table-cell>
          <table:table-cell table:style-name="ce15" table:number-columns-repeated="2"/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8" office:value-type="date" office:date-value="2011-10-25">
            <text:p>25/10/11</text:p>
          </table:table-cell>
          <table:table-cell table:style-name="ce15" table:number-columns-repeated="2"/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8" office:value-type="date" office:date-value="2011-10-26">
            <text:p>26/10/11</text:p>
          </table:table-cell>
          <table:table-cell table:style-name="ce15" table:number-columns-repeated="2"/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8" office:value-type="date" office:date-value="2011-10-27">
            <text:p>27/10/11</text:p>
          </table:table-cell>
          <table:table-cell table:style-name="ce15" table:number-columns-repeated="2"/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8" office:value-type="date" office:date-value="2011-10-28">
            <text:p>28/10/11</text:p>
          </table:table-cell>
          <table:table-cell table:style-name="ce15" table:number-columns-repeated="2"/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8" office:value-type="date" office:date-value="2011-10-29">
            <text:p>29/10/11</text:p>
          </table:table-cell>
          <table:table-cell table:style-name="ce15" table:number-columns-repeated="2"/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8" office:value-type="date" office:date-value="2011-10-30">
            <text:p>30/10/11</text:p>
          </table:table-cell>
          <table:table-cell table:style-name="ce15" table:number-columns-repeated="2"/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8" office:value-type="date" office:date-value="2011-10-31">
            <text:p>31/10/11</text:p>
          </table:table-cell>
          <table:table-cell table:style-name="ce15" table:number-columns-repeated="2"/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9" office:value-type="date" office:date-value="2011-11-01">
            <text:p>01/11/11</text:p>
          </table:table-cell>
          <table:table-cell table:style-name="ce16" table:number-columns-repeated="2"/>
          <table:table-cell table:formula="of:=[.D2]" office:value-type="float" office:value="49">
            <text:p>49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9" office:value-type="date" office:date-value="2011-11-02">
            <text:p>02/11/11</text:p>
          </table:table-cell>
          <table:table-cell table:style-name="ce16" table:number-columns-repeated="2"/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9" office:value-type="date" office:date-value="2011-11-03">
            <text:p>03/11/11</text:p>
          </table:table-cell>
          <table:table-cell table:style-name="ce16" table:number-columns-repeated="2"/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9" office:value-type="date" office:date-value="2011-11-04">
            <text:p>04/11/11</text:p>
          </table:table-cell>
          <table:table-cell table:style-name="ce16" table:number-columns-repeated="2"/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2">09/12/2011</text:date>, <text:time>00:48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09-12T00:48:06</dc:date>
    <dc:creator>Guilherme </dc:creator>
    <meta:editing-duration>PT16H44M35S</meta:editing-duration>
    <meta:editing-cycles>73</meta:editing-cycles>
    <meta:generator>BrOffice/3.3$Linux LibreOffice_project/330m19$Build-301</meta:generator>
    <meta:document-statistic meta:table-count="4" meta:cell-count="5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49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1:'Trabalho acumulado'.C121" chart:data-source-has-labels="both" svg:x="0.867cm" svg:y="1.822cm" svg:width="15.316cm" svg:height="5.789cm">
          <chartooo:coordinate-region svg:x="1.488cm" svg:y="1.822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